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DejaVu Sans" svg:font-family="DejaVu Sans"/>
    <style:font-face style:name="Nimbus Sans L" svg:font-family="Nimbus Sans L"/>
    <style:font-face style:name="Nimbus Roman No9 L" svg:font-family="Nimbus Roman No9 L"/>
    <style:font-face style:name="DejaVu Sans Mono" svg:font-family="DejaVu Sans Mono"/>
  </office:font-face-decls>
  <office:automatic-styles>
    <style:style style:family="text" style:name="T1" style:display-name="T1">
      <style:text-properties style:font-name="Nimbus Sans L" fo:font-size="14pt" fo:font-weight="bold"/>
    </style:style>
    <style:style style:family="text" style:name="T2" style:display-name="T2">
      <style:text-properties style:font-name="Nimbus Roman No9 L" fo:font-size="12pt" fo:language="en" fo:country="US" fo:font-weight="normal"/>
    </style:style>
    <style:style style:family="text" style:name="T3" style:display-name="T3">
      <style:text-properties fo:color="#000000" style:font-name="Nimbus Roman No9 L" fo:font-size="12pt" fo:language="en" fo:country="US" fo:font-weight="normal"/>
    </style:style>
    <style:style style:family="text" style:name="T4" style:display-name="T4">
      <style:text-properties style:font-name="Nimbus Roman No9 L"/>
    </style:style>
    <style:style style:family="text" style:name="T5" style:display-name="T5">
      <style:text-properties style:font-name="DejaVu Sans"/>
    </style:style>
    <style:style style:family="text" style:name="T6" style:display-name="T6">
      <style:text-properties style:font-name="DejaVu Sans Mono" fo:font-size="10pt"/>
    </style:style>
    <style:style style:family="paragraph" style:name="P10" style:display-name="P10" style:parent-style-name="Text-body">
      <style:paragraph-properties fo:text-align="left"/>
      <style:text-properties fo:color="#000000" fo:language="en" fo:country="GB" fo:font-weight="normal"/>
    </style:style>
    <style:style style:family="paragraph" style:name="P11" style:display-name="P11" style:parent-style-name="Normal">
      <style:text-properties fo:color="#000000" fo:language="en" fo:country="GB"/>
    </style:style>
    <style:style style:family="paragraph" style:name="P12" style:display-name="P12" style:parent-style-name="Normal">
      <style:text-properties fo:language="en" fo:country="GB"/>
    </style:style>
    <style:style style:family="paragraph" style:name="P1" style:display-name="P1" style:parent-style-name="Heading-1">
      <style:paragraph-properties fo:text-align="justify"/>
      <style:text-properties fo:color="#000000" fo:language="en" fo:country="GB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GB"/>
    </style:style>
    <style:style style:family="paragraph" style:name="P3" style:display-name="P3" style:parent-style-name="Normal">
      <style:paragraph-properties fo:text-align="justify"/>
      <style:text-properties fo:color="#000000" fo:language="en" fo:country="GB"/>
    </style:style>
    <style:style style:family="paragraph" style:name="P4" style:display-name="P4" style:parent-style-name="Heading-3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5" style:display-name="P5" style:parent-style-name="Text-body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6" style:display-name="P6" style:parent-style-name="Heading-3">
      <style:paragraph-properties fo:text-align="justify"/>
      <style:text-properties fo:color="#000000" fo:language="en" fo:country="GB"/>
    </style:style>
    <style:style style:family="paragraph" style:name="P7" style:display-name="P7" style:parent-style-name="Text-body">
      <style:paragraph-properties fo:text-align="left" style:writing-mode="lr"/>
      <style:text-properties fo:color="#000000" fo:language="en" fo:country="GB"/>
    </style:style>
    <style:style style:family="paragraph" style:name="P8" style:display-name="P8" style:parent-style-name="Text-body">
      <style:paragraph-properties fo:text-align="justify"/>
      <style:text-properties fo:color="#000000" fo:language="en" fo:country="GB"/>
    </style:style>
    <style:style style:family="paragraph" style:name="P9" style:display-name="P9" style:parent-style-name="Text-body">
      <style:paragraph-properties fo:text-align="left" style:writing-mode="lr"/>
      <style:text-properties fo:color="#000000" fo:language="en" fo:country="GB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103: bode_asymp function</text:p>
        <text:p text:style-name="P2"/>
        <text:p text:style-name="P3"/>
        <text:p text:style-name="P3">Version: 1.0</text:p>
        <text:p text:style-name="P3">Author: Mehran</text:p>
        <text:p text:style-name="P3">Review:</text:p>
        <text:p text:style-name="P3">Commented:</text:p>
        <text:p text:style-name="P3">State: DRAFT</text:p>
        <text:p text:style-name="P3">Scilab-Version: Scilab 5.5.0</text:p>
        <text:p text:style-name="P3">Vote: No</text:p>
        <text:p text:style-name="P3">Created: June 24th, 2013</text:p>
        <text:p text:style-name="P2"/>
        <text:p text:style-name="P3"/>
        <text:p text:style-name="P4"><text:span text:style-name="T1">Abstract</text:span></text:p>
        <text:p text:style-name="P5"><text:span text:style-name="T2">This SEP describes the definition of the bode_asymp() </text:span>function.</text:p>
        <text:p text:style-name="P3"/>
        <text:p text:style-name="P6">Rationale</text:p>
        <text:p text:style-name="P7">bode_asymp(sl) plots the asymptot of the system ‘sl’.</text:p>
        <text:p text:style-name="P7">‘sl’ must be a list of linear systems (SISO or SIMO) in continuous or discrete time (type ‘state-space’ or ‘rational’).</text:p>
        <text:p text:style-name="P7">bode_asymp() updates the graphic window that has been opened by bode(), by drawing the asymptotes of the responses to a frequency, both in Phase and Magnitude.</text:p>
        <text:p text:style-name="P8">It is suitable even if bode() has been called with the ‘rad’ option.</text:p>
        <text:p text:style-name="P8"/>
        <text:p text:style-name="P8"><text:span text:style-name="T3">The only available calling sequence is</text:span><text:span text:style-name="T4">:</text:span>﻿</text:p>
        <text:p text:style-name="P8"> <text:s text:c="3"/>bode_asymp(sl)</text:p>
        <text:p text:style-name="P8"/>
        <text:p text:style-name="P6">Example Usage</text:p>
        <text:p text:style-name="P9"><text:span text:style-name="T5">s = poly(0, ‘s’);</text:span></text:p>
        <text:p text:style-name="P9"><text:span text:style-name="T5">h = syslin(‘c’, (s^2+2*0.9*10*s+100)/(s^2+2*0.3*10.1*s+102.01));</text:span></text:p>
        <text:p text:style-name="P9"><text:span text:style-name="T5">clf(); bode(h, 0.01, 100); bode_asymp(h);</text:span></text:p>
        <text:p text:style-name="P9"><text:span text:style-name="T5">s = poly(0, ‘s’);</text:span></text:p>
        <text:p text:style-name="P9"/>
        <text:p text:style-name="P9"><text:span text:style-name="T5">h1 = syslin(‘c’, (s^2+2*0.9*10*s+100)/(s^2+2*0.3*10.1*s+102.01));</text:span></text:p>
        <text:p text:style-name="P9"><text:span text:style-name="T5">num = 22801+4406.18*s+382.37*s^2+21.02*s^3+s^4;</text:span></text:p>
        <text:p text:style-name="P9"><text:span text:style-name="T5">den = 22952.25+4117.77*s+490.63*s^2+33.06*s^3+s^4;</text:span></text:p>
        <text:p text:style-name="P9"><text:span text:style-name="T5">h2 = syslin(‘c’, num/den);</text:span></text:p>
        <text:p text:style-name="P9"><text:span text:style-name="T5">clf(); bode([h1; h2], 0.01, 100, [‘h1‘; ‘h2’]); bode_asymp([h1; h2]);</text:span></text:p>
        <text:p text:style-name="P10"/>
        <text:p text:style-name="P6">Changelog</text:p>
        <text:p text:style-name="P8"><text:tab/><text:span text:style-name="T6">1.0 – Initial Version </text:span></text:p>
        <text:p text:style-name="P6">Copyright</text:p>
        <text:p text:style-name="P11"><text:tab/>This document has been placed under the license CeCILL-B.</text:p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Nimbus Sans L" svg:font-family="Nimbus Sans L"/>
    <style:font-face style:name="StarSymbol" svg:font-family="StarSymbol"/>
    <style:font-face style:name="Nimbus Roman No9 L" svg:font-family="Nimbus Roman No9 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" style:display-name="Bullet Symbols_text_text_text_text_text_text" style:next-style-name="Bullet-Symbols-text-text-text-text-text-text">
      <style:text-properties style:font-name="StarSymbol" fo:font-size="9pt"/>
    </style:style>
    <style:style style:family="text" style:name="Teletype-text-text-text-text-text-text" style:display-name="Teletype_text_text_text_text_text_text" style:next-style-name="Teletype-text-text-text-text-text-text">
      <style:text-properties style:font-name="DejaVu Sans Mono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text-properties style:font-name="DejaVu Sans Mono" fo:font-size="10pt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